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Script MT Bold" svg:font-family="'Script MT Bold'" style:font-family-generic="script" style:font-pitch="variable"/>
    <style:font-face style:name="Liberation Sans" svg:font-family="'Liberation Sans'" style:font-family-generic="swiss" style:font-pitch="variable"/>
    <style:font-face style:name="Segoe UI1" svg:font-family="'Segoe UI'" style:font-family-generic="swiss" style:font-pitch="variable"/>
    <style:font-face style:name="Segoe UI" svg:font-family="'Segoe UI'" style:font-adornments="Κανονικά" style:font-family-generic="swiss" style:font-pitch="variable"/>
    <style:font-face style:name="Yu Gothic" svg:font-family="'Yu Gothic'" style:font-family-generic="swiss" style:font-pitch="variable"/>
    <style:font-face style:name="Yu Gothic UI" svg:font-family="'Yu Gothic U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YuGothic">
      <style:paragraph-properties fo:text-align="center" style:justify-single-word="false"/>
      <style:text-properties style:text-outline="true" fo:font-size="20pt" officeooo:rsid="001d6844" officeooo:paragraph-rsid="001d6844" style:font-size-asian="17.5pt" style:font-size-complex="20pt"/>
    </style:style>
    <style:style style:name="P2" style:family="paragraph" style:parent-style-name="YuGothic">
      <style:paragraph-properties fo:text-align="center" style:justify-single-word="false"/>
      <style:text-properties style:text-outline="true" fo:font-size="20pt" officeooo:rsid="002146d3" officeooo:paragraph-rsid="002146d3" style:font-size-asian="17.5pt" style:font-size-complex="20pt"/>
    </style:style>
    <style:style style:name="P3" style:family="paragraph" style:parent-style-name="YuGothic">
      <style:paragraph-properties fo:text-align="center" style:justify-single-word="false"/>
      <style:text-properties style:text-outline="true" fo:font-size="20pt" officeooo:rsid="00227908" officeooo:paragraph-rsid="00227908" style:font-size-asian="17.5pt" style:font-size-complex="20pt"/>
    </style:style>
    <style:style style:name="P4" style:family="paragraph" style:parent-style-name="YuGothic">
      <style:paragraph-properties fo:text-align="center" style:justify-single-word="false"/>
      <style:text-properties style:text-outline="true" fo:font-size="20pt" officeooo:rsid="0022ea96" officeooo:paragraph-rsid="0022ea96" style:font-size-asian="17.5pt" style:font-size-complex="20pt"/>
    </style:style>
    <style:style style:name="P5" style:family="paragraph" style:parent-style-name="YuGothic">
      <style:paragraph-properties fo:text-align="center" style:justify-single-word="false"/>
      <style:text-properties style:text-outline="true" style:font-name="Segoe UI1" fo:font-size="30pt" officeooo:rsid="001d6844" officeooo:paragraph-rsid="001d6844" style:font-size-asian="30pt" style:font-size-complex="30pt"/>
    </style:style>
    <style:style style:name="P6" style:family="paragraph" style:parent-style-name="YuGothic">
      <style:paragraph-properties fo:text-align="start" style:justify-single-word="false"/>
      <style:text-properties officeooo:rsid="0011e82b" officeooo:paragraph-rsid="000f7bab"/>
    </style:style>
    <style:style style:name="P7" style:family="paragraph" style:parent-style-name="YuGothic">
      <style:paragraph-properties fo:text-align="end" style:justify-single-word="false"/>
      <style:text-properties style:use-window-font-color="true" fo:font-size="22pt" fo:text-shadow="none" officeooo:rsid="0013d22a" officeooo:paragraph-rsid="0013d22a" style:font-size-asian="22pt" style:font-size-complex="22pt"/>
    </style:style>
    <style:style style:name="P8" style:family="paragraph" style:parent-style-name="YuGothic">
      <style:text-properties officeooo:rsid="001d6844" officeooo:paragraph-rsid="001d6844"/>
    </style:style>
    <style:style style:name="P9" style:family="paragraph" style:parent-style-name="YuGothic">
      <style:text-properties officeooo:rsid="001e8f35" officeooo:paragraph-rsid="001e8f35"/>
    </style:style>
    <style:style style:name="P10" style:family="paragraph" style:parent-style-name="YuGothic" style:list-style-name="L1">
      <style:text-properties officeooo:rsid="001e8f35" officeooo:paragraph-rsid="001e8f35"/>
    </style:style>
    <style:style style:name="P11" style:family="paragraph" style:parent-style-name="YuGothic">
      <style:text-properties officeooo:rsid="0020d8be" officeooo:paragraph-rsid="0020d8be"/>
    </style:style>
    <style:style style:name="P12" style:family="paragraph" style:parent-style-name="YuGothic">
      <style:text-properties officeooo:rsid="00227908" officeooo:paragraph-rsid="00227908"/>
    </style:style>
    <style:style style:name="P13" style:family="paragraph" style:parent-style-name="YuGothic">
      <style:text-properties officeooo:rsid="0022ea96" officeooo:paragraph-rsid="0022ea96"/>
    </style:style>
    <style:style style:name="P14" style:family="paragraph" style:parent-style-name="YuGothic">
      <style:text-properties officeooo:rsid="0025bf85" officeooo:paragraph-rsid="0025bf85"/>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242f97" style:font-weight-asian="normal" style:font-weight-complex="normal"/>
    </style:style>
    <style:style style:name="T4" style:family="text">
      <style:text-properties style:font-name="Script MT Bold"/>
    </style:style>
    <style:style style:name="T5" style:family="text">
      <style:text-properties style:font-name="Script MT Bold" officeooo:rsid="001d6844"/>
    </style:style>
    <style:style style:name="T6" style:family="text">
      <style:text-properties style:font-name="Script MT Bold" fo:font-weight="normal" style:font-weight-asian="normal" style:font-weight-complex="normal"/>
    </style:style>
    <style:style style:name="T7" style:family="text">
      <style:text-properties style:font-name="Script MT Bold" fo:font-weight="normal" officeooo:rsid="0010dea5" style:font-weight-asian="normal" style:font-weight-complex="normal"/>
    </style:style>
    <style:style style:name="T8" style:family="text">
      <style:text-properties style:font-name="Script MT Bold" fo:font-weight="normal" officeooo:rsid="001d6844" style:font-weight-asian="normal" style:font-weight-complex="normal"/>
    </style:style>
    <style:style style:name="T9" style:family="text">
      <style:text-properties officeooo:rsid="001fe180"/>
    </style:style>
    <style:style style:name="T10" style:family="text">
      <style:text-properties officeooo:rsid="0020d8be"/>
    </style:style>
    <text:list-style style:name="L1">
      <text:list-level-style-bullet text:level="1" text:style-name="Bullet_20_Symbols" text:bullet-char="•">
        <style:list-level-properties text:list-level-position-and-space-mode="label-alignment">
          <style:list-level-label-alignment text:label-followed-by="listtab" text:list-tab-stop-position="1.425cm" fo:text-indent="-0.635cm" fo:margin-left="1.42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6cm" fo:text-indent="-0.635cm" fo:margin-left="2.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95cm" fo:text-indent="-0.635cm" fo:margin-left="2.69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3cm" fo:text-indent="-0.635cm" fo:margin-left="3.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65cm" fo:text-indent="-0.635cm" fo:margin-left="3.96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cm" fo:text-indent="-0.635cm" fo:margin-left="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35cm" fo:text-indent="-0.635cm" fo:margin-left="5.2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7cm" fo:text-indent="-0.635cm" fo:margin-left="5.8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05cm" fo:text-indent="-0.635cm" fo:margin-left="6.5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4cm" fo:text-indent="-0.635cm" fo:margin-left="7.14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Qorta Web 4 and the Gridbox display</text:p>
      <text:p text:style-name="P8">Dear everybody. I'm NAndito Carter, working with Anna Ryneeeel to release Qorta Web 4, currently in the nightlities. We have announced several additions to the CSS engine, currently almost completed for the official release in 2015.</text:p>
      <text:p text:style-name="P1">CSS Grid Display</text:p>
      <text:p text:style-name="P9">We have released a beta version of CSS grids, not following any specification. You can try it by installing the December 2014&gt; QortaQorte Browser Nightlities by adding <text:span text:style-name="T1">display:gridbox;</text:span><text:span text:style-name="T2"> to a container. Note that it is disabled by default behind the </text:span><text:span text:style-name="T1">betacss</text:span><text:span text:style-name="T2"> flag, expected to be enabled in the official channel. He're some properties you can use with:</text:span></text:p>
      <text:list xml:id="list2705073204" text:style-name="L1">
        <text:list-item>
          <text:p text:style-name="P10">gridbox-rows (Shorthand with auto/px value)</text:p>
        </text:list-item>
        <text:list-item>
          <text:p text:style-name="P10">gridbox-columns (Shorthand with auto/px value)</text:p>
        </text:list-item>
        <text:list-item>
          <text:p text:style-name="P10">gridbox-mode (Accepts single/multiple depending if you want to use 2-dimensions)</text:p>
        </text:list-item>
        <text:list-item>
          <text:p text:style-name="P10">gridbox-type (Accepts none/inline if you want to use inline grids. <text:span text:style-name="T10">Also allows auto for IE9 emulation</text:span>)</text:p>
        </text:list-item>
        <text:list-item>
          <text:p text:style-name="P10">gridbox-aligmentation (Allowed values: left, center, right and distribute which does mix of aligments)</text:p>
        </text:list-item>
        <text:list-item>
          <text:p text:style-name="P10">gridbox-<text:span text:style-name="T9">justification</text:span> (Allowed values: left, center, right and distribute which does mix of <text:span text:style-name="T9">justifications</text:span>)</text:p>
        </text:list-item>
      </text:list>
      <text:p text:style-name="P11">Note that unofficial IE9 support can be seen with <text:span text:style-name="T1">ms</text:span><text:span text:style-name="T2"> prefix but does not allow gridbox-type because it determines it based on the config. Note that both IE9 and Qorta can recognise it sometimes on some configs like as it was flexbox but in qorta the inline mode can be configured, thus an auto value is supported to emulate how IE9 does. IE9 support is unofficial and not official</text:span></text:p>
      <text:p text:style-name="P2"><text:span text:style-name="T2">CSS Flex Display</text:span></text:p>
      <text:p text:style-name="P14"><text:soft-page-break/><text:span text:style-name="T2">Implementation now supports proper multiline flexbox support on Android and the addition of </text:span><text:span text:style-name="T1">align-content</text:span><text:span text:style-name="T2"> property</text:span></text:p>
      <text:p text:style-name="P3">Box shadows are here</text:p>
      <text:p text:style-name="P12">Inset keyword can now be used for inner shadows and the ability to use more than 1 shadow has been landed. Note that we don't unprefix yet this property but we have added some cool shorthands such as <text:span text:style-name="T1">box-shadow-x</text:span><text:span text:style-name="T2">, </text:span><text:span text:style-name="T1">box-shadow-y</text:span><text:span text:style-name="T2">, </text:span><text:span text:style-name="T1">box-shadow-blur</text:span><text:span text:style-name="T2">, </text:span><text:span text:style-name="T1">box-shadow-spread-size</text:span><text:span text:style-name="T2"> and </text:span><text:span text:style-name="T1">box-shadow-type</text:span><text:span text:style-name="T2">. They accept multiple values for multiple shadows. Outset keyword is valid on the last box-shadow longhand to make shadow outer</text:span></text:p>
      <text:p text:style-name="P4"><text:span text:style-name="T2">Last but not least</text:span></text:p>
      <text:p text:style-name="P13">Currently, we also added the offsets on background positions. We're currently working on adding more things such as delays in transitions and animations and also working on the <text:span text:style-name="T1">animation-fill-mode</text:span><text:span text:style-name="T2"> property. </text:span><text:span text:style-name="T3">More expected to come soon</text:span></text:p>
      <text:p text:style-name="P6"/>
      <text:p text:style-name="P7"><text:span text:style-name="T4">Copyright © 201</text:span><text:span text:style-name="T5">4</text:span><text:span text:style-name="T7"> </text:span><text:span text:style-name="T6">Anna Ryneeeel </text:span><text:span text:style-name="T8">and NAndito Cart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Script MT Bold" svg:font-family="'Script MT Bold'" style:font-family-generic="script" style:font-pitch="variable"/>
    <style:font-face style:name="Liberation Sans" svg:font-family="'Liberation Sans'" style:font-family-generic="swiss" style:font-pitch="variable"/>
    <style:font-face style:name="Segoe UI1" svg:font-family="'Segoe UI'" style:font-family-generic="swiss" style:font-pitch="variable"/>
    <style:font-face style:name="Segoe UI" svg:font-family="'Segoe UI'" style:font-adornments="Κανονικά" style:font-family-generic="swiss" style:font-pitch="variable"/>
    <style:font-face style:name="Yu Gothic" svg:font-family="'Yu Gothic'" style:font-family-generic="swiss" style:font-pitch="variable"/>
    <style:font-face style:name="Yu Gothic UI" svg:font-family="'Yu Gothic U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YuGothic" style:family="paragraph" style:parent-style-name="Standard" style:master-page-name="">
      <loext:graphic-properties draw:fill="none" draw:fill-color="#729fcf"/>
      <style:paragraph-properties style:page-number="auto" fo:background-color="transparent" fo:padding="0.049cm" fo:border="none" style:shadow="none">
        <style:tab-stops/>
      </style:paragraph-properties>
      <style:text-properties fo:color="#004586" style:font-name="Segoe UI" fo:font-family="'Segoe UI'" style:font-style-name="Κανονικά" style:font-family-generic="swiss" style:font-pitch="variable" fo:font-size="16pt" fo:language="zxx" fo:country="none" fo:text-shadow="1pt 1pt" officeooo:rsid="000e45fd" fo:background-color="transparent" style:font-size-asian="10.5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5T21:27:51.354000000</meta:creation-date>
    <dc:date>2018-04-17T23:17:20.157000000</dc:date>
    <meta:editing-duration>PT10H47M56S</meta:editing-duration>
    <meta:editing-cycles>15</meta:editing-cycles>
    <meta:generator>LibreOffice/6.0.1.1$Windows_X86_64 LibreOffice_project/60bfb1526849283ce2491346ed2aa51c465abfe6</meta:generator>
    <meta:document-statistic meta:table-count="0" meta:image-count="0" meta:object-count="0" meta:page-count="2" meta:paragraph-count="18" meta:word-count="373" meta:character-count="2363" meta:non-whitespace-character-count="2014"/>
  </office:meta>
</office:document-meta>
</file>